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3.41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Consolas" fo:font-size="11pt" style:font-size-asian="11pt" style:font-size-complex="11pt"/>
    </style:style>
    <style:style style:name="ce2" style:family="table-cell" style:parent-style-name="Default" style:data-style-name="N107">
      <style:text-properties style:font-name="Consolas" fo:font-size="11pt" style:font-size-asian="11pt" style:font-size-complex="11pt"/>
    </style:style>
    <style:style style:name="ce3" style:family="table-cell" style:parent-style-name="Default" style:data-style-name="N0">
      <style:text-properties style:font-name="Consolas" fo:font-size="11pt" style:font-size-asian="11pt" style:font-size-complex="11pt"/>
    </style:style>
    <style:style style:name="ce4" style:family="table-cell" style:parent-style-name="Default" style:data-style-name="N60">
      <style:text-properties style:font-name="Consolas" fo:font-size="11pt" style:font-size-asian="11pt" style:font-size-complex="11pt"/>
    </style:style>
  </office:automatic-styles>
  <office:body>
    <office:spreadsheet>
      <table:calculation-settings table:null-year="1960"/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3">
          <table:table-cell office:value-type="string">
            <text:p>i = 3</text:p>
          </table:table-cell>
          <table:table-cell table:number-columns-repeated="12"/>
        </table:table-row>
        <table:table-row table:style-name="ro3">
          <table:table-cell office:value-type="string">
            <text:p>A</text:p>
          </table:table-cell>
          <table:table-cell table:style-name="ce2" office:value-type="float" office:value="4.107636E-017">
            <text:p>4.107636E-017</text:p>
          </table:table-cell>
          <table:table-cell table:style-name="ce2" office:value-type="float" office:value="0.0000000002767838">
            <text:p>2.767838E-010</text:p>
          </table:table-cell>
          <table:table-cell/>
          <table:table-cell office:value-type="string">
            <text:p>B</text:p>
          </table:table-cell>
          <table:table-cell table:style-name="ce3" office:value-type="float" office:value="-0.533891">
            <text:p>-0.533891</text:p>
          </table:table-cell>
          <table:table-cell table:style-name="ce2" office:value-type="float" office:value="-156227200">
            <text:p>-1.562272E+008</text:p>
          </table:table-cell>
          <table:table-cell table:style-name="ce3" office:value-type="float" office:value="9.159612">
            <text:p>9.159612</text:p>
          </table:table-cell>
          <table:table-cell/>
          <table:table-cell office:value-type="string">
            <text:p>AB</text:p>
          </table:table-cell>
          <table:table-cell table:style-name="ce2" table:formula="of:=([.$B2]*[.F2])+([.$C2]*[.F3])" office:value-type="float" office:value="-0.000000000323159224404099">
            <text:p>-3.231592E-010</text:p>
          </table:table-cell>
          <table:table-cell table:style-name="ce2" table:formula="of:=([.$B2]*[.G2])+([.$C2]*[.G3])" office:value-type="float" office:value="-0.000000006400929687901">
            <text:p>-6.400930E-009</text:p>
          </table:table-cell>
          <table:table-cell table:style-name="ce2" table:formula="of:=([.$B2]*[.H2])+([.$C2]*[.H3])" office:value-type="float" office:value="-0.000000000000255371987680028">
            <text:p>-2.553720E-013</text:p>
          </table:table-cell>
        </table:table-row>
        <table:table-row table:style-name="ro3">
          <table:table-cell/>
          <table:table-cell table:style-name="ce2" office:value-type="float" office:value="0.0000000002767838">
            <text:p>2.767838E-010</text:p>
          </table:table-cell>
          <table:table-cell table:style-name="ce3" office:value-type="float" office:value="0.73358">
            <text:p>0.73358</text:p>
          </table:table-cell>
          <table:table-cell table:number-columns-repeated="2"/>
          <table:table-cell table:style-name="ce3" office:value-type="float" office:value="-1.167551">
            <text:p>-1.167551</text:p>
          </table:table-cell>
          <table:table-cell table:style-name="ce3" office:value-type="float" office:value="0.058945">
            <text:p>0.058945</text:p>
          </table:table-cell>
          <table:table-cell table:style-name="ce3" office:value-type="float" office:value="-0.000924">
            <text:p>-0.000924</text:p>
          </table:table-cell>
          <table:table-cell table:number-columns-repeated="2"/>
          <table:table-cell table:style-name="ce3" table:formula="of:=([.$B3]*[.F2])+([.$C3]*[.F3])" office:value-type="float" office:value="-0.856492062727772">
            <text:p>-0.8564920627</text:p>
          </table:table-cell>
          <table:table-cell table:style-name="ce2" table:formula="of:=([.$B3]*[.G2])+([.$C3]*[.G3])" office:value-type="float" office:value="-0.00000028497935999211">
            <text:p>-2.849794E-007</text:p>
          </table:table-cell>
          <table:table-cell table:style-name="ce3" table:formula="of:=([.$B3]*[.H2])+([.$C3]*[.H3])" office:value-type="float" office:value="-0.000677825384767784">
            <text:p>-0.0006778254</text:p>
          </table:table-cell>
        </table:table-row>
        <table:table-row table:style-name="ro3">
          <table:table-cell/>
          <table:table-cell table:style-name="ce2"/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style-name="ce2" office:value-type="float" office:value="0.000000002887241">
            <text:p>2.887241E-009</text:p>
          </table:table-cell>
          <table:table-cell table:style-name="ce3"/>
        </table:table-row>
        <table:table-row table:style-name="ro3" table:number-rows-repeated="2">
          <table:table-cell/>
          <table:table-cell table:style-name="ce2"/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style-name="ce2"/>
          <table:table-cell table:style-name="ce3"/>
        </table:table-row>
        <table:table-row table:style-name="ro3">
          <table:table-cell office:value-type="string">
            <text:p>i = 3</text:p>
          </table:table-cell>
          <table:table-cell table:number-columns-repeated="12"/>
        </table:table-row>
        <table:table-row table:style-name="ro3">
          <table:table-cell office:value-type="string">
            <text:p>A</text:p>
          </table:table-cell>
          <table:table-cell table:style-name="ce2" office:value-type="float" office:value="4.10763639473237E-017">
            <text:p>4.107636E-017</text:p>
          </table:table-cell>
          <table:table-cell table:style-name="ce2" office:value-type="float" office:value="0.000000000276783837677836">
            <text:p>2.767838E-010</text:p>
          </table:table-cell>
          <table:table-cell/>
          <table:table-cell office:value-type="string">
            <text:p>B</text:p>
          </table:table-cell>
          <table:table-cell table:style-name="ce3" office:value-type="float" office:value="-0.533891370960637">
            <text:p>-0.533891371</text:p>
          </table:table-cell>
          <table:table-cell table:style-name="ce2" office:value-type="float" office:value="-156227246.630492">
            <text:p>-1.562272E+008</text:p>
          </table:table-cell>
          <table:table-cell table:style-name="ce3" office:value-type="float" office:value="9.15961239852788">
            <text:p>9.1596123985</text:p>
          </table:table-cell>
          <table:table-cell/>
          <table:table-cell office:value-type="string">
            <text:p>AB</text:p>
          </table:table-cell>
          <table:table-cell table:style-name="ce2" table:formula="of:=([.$B8]*[.F8])+([.$C8]*[.F9])" office:value-type="float" office:value="-0.000000000323159358848031">
            <text:p>-3.231594E-010</text:p>
          </table:table-cell>
          <table:table-cell table:style-name="ce2" table:formula="of:=([.$B8]*[.G8])+([.$C8]*[.G9])" office:value-type="float" office:value="-0.00000000640093211266152">
            <text:p>-6.400932E-009</text:p>
          </table:table-cell>
          <table:table-cell table:style-name="ce2" table:formula="of:=([.$B8]*[.H8])+([.$C8]*[.H9])" office:value-type="float" office:value="-0.000000000000255364751662945">
            <text:p>-2.553648E-013</text:p>
          </table:table-cell>
        </table:table-row>
        <table:table-row table:style-name="ro3">
          <table:table-cell/>
          <table:table-cell table:style-name="ce2" office:value-type="float" office:value="0.000000000276783837677836">
            <text:p>2.767838E-010</text:p>
          </table:table-cell>
          <table:table-cell table:style-name="ce3" office:value-type="float" office:value="0.733580476402275">
            <text:p>0.7335804764</text:p>
          </table:table-cell>
          <table:table-cell table:number-columns-repeated="2"/>
          <table:table-cell table:style-name="ce3" office:value-type="float" office:value="-1.16755132680058">
            <text:p>-1.1675513268</text:p>
          </table:table-cell>
          <table:table-cell table:style-name="ce3" office:value-type="float" office:value="0.0589453797510254">
            <text:p>0.0589453798</text:p>
          </table:table-cell>
          <table:table-cell table:style-name="ce4" office:value-type="float" office:value="-0.000923973731201438">
            <text:p>-9.24E-004</text:p>
          </table:table-cell>
          <table:table-cell table:number-columns-repeated="2"/>
          <table:table-cell table:style-name="ce3" table:formula="of:=([.$B9]*[.F8])+([.$C9]*[.F9])" office:value-type="float" office:value="-0.856492858686253">
            <text:p>-0.8564928587</text:p>
          </table:table-cell>
          <table:table-cell table:style-name="ce2" table:formula="of:=([.$B9]*[.G8])+([.$C9]*[.G9])" office:value-type="float" office:value="0.00000000288724092550874">
            <text:p>2.887241E-009</text:p>
          </table:table-cell>
          <table:table-cell table:style-name="ce3" table:formula="of:=([.$B9]*[.H8])+([.$C9]*[.H9])" office:value-type="float" office:value="-0.000677806554685268">
            <text:p>-0.0006778066</text:p>
          </table:table-cell>
        </table:table-row>
        <table:table-row table:style-name="ro3" table:number-rows-repeated="4">
          <table:table-cell/>
          <table:table-cell table:style-name="ce2"/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style-name="ce2"/>
          <table:table-cell table:style-name="ce3"/>
        </table:table-row>
        <table:table-row table:style-name="ro3">
          <table:table-cell table:style-name="Default"/>
          <table:table-cell table:number-columns-repeated="10"/>
          <table:table-cell table:style-name="ce2"/>
          <table:table-cell/>
        </table:table-row>
        <table:table-row table:style-name="ro3">
          <table:table-cell table:style-name="Default"/>
          <table:table-cell table:number-columns-repeated="12"/>
        </table:table-row>
        <table:table-row table:style-name="ro3">
          <table:table-cell office:value-type="string">
            <text:p>i = 0</text:p>
          </table:table-cell>
          <table:table-cell table:number-columns-repeated="12"/>
        </table:table-row>
        <table:table-row table:style-name="ro3">
          <table:table-cell office:value-type="string">
            <text:p>A</text:p>
          </table:table-cell>
          <table:table-cell table:style-name="ce2" office:value-type="float" office:value="1.810095E-016">
            <text:p>1.810095E-016</text:p>
          </table:table-cell>
          <table:table-cell table:style-name="ce2" office:value-type="float" office:value="-0.00000000335566">
            <text:p>-3.355660E-009</text:p>
          </table:table-cell>
          <table:table-cell/>
          <table:table-cell office:value-type="string">
            <text:p>B</text:p>
          </table:table-cell>
          <table:table-cell table:style-name="ce3" office:value-type="float" office:value="-91.879003">
            <text:p>-91.879003</text:p>
          </table:table-cell>
          <table:table-cell table:style-name="ce2" office:value-type="float" office:value="420373800">
            <text:p>4.203738E+008</text:p>
          </table:table-cell>
          <table:table-cell table:style-name="ce3" office:value-type="float" office:value="-110.277718">
            <text:p>-110.277718</text:p>
          </table:table-cell>
          <table:table-cell/>
          <table:table-cell office:value-type="string">
            <text:p>AB</text:p>
          </table:table-cell>
          <table:table-cell table:style-name="ce2" table:formula="of:=([.$B17]*[.F17])+([.$C17]*[.F18])" office:value-type="float" office:value="-0.0000000132418939380924">
            <text:p>-1.324189E-008</text:p>
          </table:table-cell>
          <table:table-cell table:style-name="ce2" table:formula="of:=([.$B17]*[.G17])+([.$C17]*[.G18])" office:value-type="float" office:value="0.00000000237885805079999">
            <text:p>2.378858E-009</text:p>
          </table:table-cell>
          <table:table-cell table:style-name="ce2" table:formula="of:=([.$B17]*[.H17])+([.$C17]*[.H18])" office:value-type="float" office:value="-0.0000000000531165694945963">
            <text:p>-5.311657E-011</text:p>
          </table:table-cell>
        </table:table-row>
        <table:table-row table:style-name="ro3">
          <table:table-cell/>
          <table:table-cell table:style-name="ce2" office:value-type="float" office:value="-0.00000000335566">
            <text:p>-3.355660E-009</text:p>
          </table:table-cell>
          <table:table-cell table:style-name="ce3" office:value-type="float" office:value="0.064217">
            <text:p>0.064217</text:p>
          </table:table-cell>
          <table:table-cell table:number-columns-repeated="2"/>
          <table:table-cell table:style-name="ce3" office:value-type="float" office:value="3.946132">
            <text:p>3.946132</text:p>
          </table:table-cell>
          <table:table-cell table:style-name="ce3" office:value-type="float" office:value="21.966705">
            <text:p>21.966705</text:p>
          </table:table-cell>
          <table:table-cell table:style-name="ce3" office:value-type="float" office:value="0.015823">
            <text:p>0.015823</text:p>
          </table:table-cell>
          <table:table-cell table:number-columns-repeated="2"/>
          <table:table-cell table:style-name="ce3" table:formula="of:=([.$B18]*[.F17])+([.$C18]*[.F18])" office:value-type="float" office:value="0.253409066958695">
            <text:p>0.253409067</text:p>
          </table:table-cell>
          <table:table-cell table:style-name="ce2" table:formula="of:=([.$B18]*[.G17])+([.$C18]*[.G18])" office:value-type="float" office:value="0.00000434927699988208">
            <text:p>4.349277E-006</text:p>
          </table:table-cell>
          <table:table-cell table:style-name="ce3" table:formula="of:=([.$B18]*[.H17])+([.$C18]*[.H18])" office:value-type="float" office:value="0.00101647564552718">
            <text:p>0.0010164756</text:p>
          </table:table-cell>
        </table:table-row>
        <table:table-row table:style-name="ro3">
          <table:table-cell table:number-columns-repeated="11"/>
          <table:table-cell table:style-name="ce2" office:value-type="float" office:value="0.00000005565285">
            <text:p>5.565285E-008</text:p>
          </table:table-cell>
          <table:table-cell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6" number:min-integer-digits="1" number:min-exponent-digits="3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17/02/2023</text:date>, <text:time>17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Marshall</meta:initial-creator>
    <meta:creation-date>2023-02-03T19:34:03.71</meta:creation-date>
    <dc:date>2023-02-17T17:18:40.93</dc:date>
    <dc:creator>Ian Marshall</dc:creator>
    <meta:editing-duration>PT1H34M36S</meta:editing-duration>
    <meta:editing-cycles>6</meta:editing-cycles>
    <meta:generator>OpenOffice/4.1.13$Win32 OpenOffice.org_project/4113m1$Build-9810</meta:generator>
    <meta:document-statistic meta:table-count="3" meta:cell-count="62" meta:object-count="0"/>
  </office:meta>
</office:document-meta>
</file>